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Introduir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rdnot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Rangos</text:p>
          </table:table-cell>
          <table:table-cell office:value-type="string">
            <text:p>Leyendas y Colores</text:p>
          </table:table-cell>
          <table:table-cell office:value-type="string">
            <text:p>Ranges</text:p>
          </table:table-cell>
          <table:table-cell office:value-type="string">
            <text:p>Leyendas y Colo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deg</text:p>
          </table:table-cell>
          <table:table-cell office:value-type="string">
            <text:p>Fecha</text:p>
          </table:table-cell>
          <table:table-cell office:value-type="string">
            <text:p>Tipo de evento</text:p>
          </table:table-cell>
          <table:table-cell office:value-type="string">
            <text:p>Geografía</text:p>
          </table:table-cell>
          <table:table-cell office:value-type="string">
            <text:p>Tipo de evento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dge</text:p>
          </table:table-cell>
          <table:table-cell office:value-type="string">
            <text:p>Fecha</text:p>
          </table:table-cell>
          <table:table-cell office:value-type="string">
            <text:p>Geografia</text:p>
          </table:table-cell>
          <table:table-cell office:value-type="string">
            <text:p>Tipo de evento</text:p>
          </table:table-cell>
          <table:table-cell office:value-type="string">
            <text:p>Geografia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ged</text:p>
          </table:table-cell>
          <table:table-cell office:value-type="string">
            <text:p>Geografia</text:p>
          </table:table-cell>
          <table:table-cell office:value-type="string">
            <text:p>Tipo de evento</text:p>
          </table:table-cell>
          <table:table-cell office:value-type="string">
            <text:p>Fecha</text:p>
          </table:table-cell>
          <table:table-cell office:value-type="string">
            <text:p>Tipo de evento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dg</text:p>
          </table:table-cell>
          <table:table-cell office:value-type="string">
            <text:p>Tipo de evento</text:p>
          </table:table-cell>
          <table:table-cell office:value-type="string">
            <text:p>Fecha</text:p>
          </table:table-cell>
          <table:table-cell office:value-type="string">
            <text:p>Geografía</text:p>
          </table:table-cell>
          <table:table-cell office:value-type="string">
            <text:p>Fecha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creation</text:p>
          </table:table-cell>
          <table:table-cell office:value-type="string">
            <text:p>Fecha de creación Fichas</text:p>
          </table:table-cell>
          <table:table-cell office:value-type="string">
            <text:p>Creation date data card</text:p>
          </table:table-cell>
          <table:table-cell office:value-type="string">
            <text:p>Data criação Formulários</text:p>
          </table:table-cell>
          <table:table-cell office:value-type="string">
            <text:p>Date de création de Cartes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lastupd</text:p>
          </table:table-cell>
          <table:table-cell office:value-type="string">
            <text:p>Ultima actualización Fichas</text:p>
          </table:table-cell>
          <table:table-cell office:value-type="string">
            <text:p>Last update data card</text:p>
          </table:table-cell>
          <table:table-cell office:value-type="string">
            <text:p>Última atualização Formulários</text:p>
          </table:table-cell>
          <table:table-cell office:value-type="string">
            <text:p>Dernière mise à jour des Cartes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8/02/2010</text:date>, <text:time>17:24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document-statistic meta:table-count="1" meta:cell-count="2705" meta:object-count="0"/>
  </office:meta>
</office:document-meta>
</file>